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a486" officeooo:paragraph-rsid="001da486" style:font-weight-asian="bold" style:font-weight-complex="bold"/>
    </style:style>
    <style:style style:name="P2" style:family="paragraph" style:parent-style-name="Standard">
      <style:text-properties fo:font-weight="bold" officeooo:rsid="001e1bf0" officeooo:paragraph-rsid="001e1bf0" style:font-weight-asian="bold" style:font-weight-complex="bold"/>
    </style:style>
    <style:style style:name="P3" style:family="paragraph" style:parent-style-name="Standard">
      <style:text-properties fo:font-weight="bold" officeooo:rsid="00253663" officeooo:paragraph-rsid="00253663" style:font-weight-asian="bold" style:font-weight-complex="bold"/>
    </style:style>
    <style:style style:name="P4" style:family="paragraph" style:parent-style-name="Standard">
      <style:text-properties fo:font-weight="bold" officeooo:rsid="002636b9" officeooo:paragraph-rsid="002636b9" style:font-weight-asian="bold" style:font-weight-complex="bold"/>
    </style:style>
    <style:style style:name="P5" style:family="paragraph" style:parent-style-name="Standard">
      <style:text-properties fo:font-weight="bold" officeooo:rsid="002746fd" officeooo:paragraph-rsid="002746fd" style:font-weight-asian="bold" style:font-weight-complex="bold"/>
    </style:style>
    <style:style style:name="P6" style:family="paragraph" style:parent-style-name="Standard">
      <style:text-properties fo:font-weight="bold" officeooo:rsid="00289825" officeooo:paragraph-rsid="00289825" style:font-weight-asian="bold" style:font-weight-complex="bold"/>
    </style:style>
    <style:style style:name="P7" style:family="paragraph" style:parent-style-name="Standard">
      <style:text-properties fo:font-weight="bold" officeooo:rsid="0029110b" officeooo:paragraph-rsid="0029110b" style:font-weight-asian="bold" style:font-weight-complex="bold"/>
    </style:style>
    <style:style style:name="P8" style:family="paragraph" style:parent-style-name="Standard">
      <style:text-properties fo:font-weight="normal" officeooo:rsid="001e1bf0" officeooo:paragraph-rsid="001e1bf0" style:font-weight-asian="normal" style:font-weight-complex="normal"/>
    </style:style>
    <style:style style:name="P9" style:family="paragraph" style:parent-style-name="Standard">
      <style:text-properties fo:font-weight="normal" officeooo:rsid="00253663" officeooo:paragraph-rsid="00253663" style:font-weight-asian="normal" style:font-weight-complex="normal"/>
    </style:style>
    <style:style style:name="P10" style:family="paragraph" style:parent-style-name="Standard">
      <style:text-properties fo:font-weight="normal" officeooo:rsid="002636b9" officeooo:paragraph-rsid="002636b9" style:font-weight-asian="normal" style:font-weight-complex="normal"/>
    </style:style>
    <style:style style:name="P11" style:family="paragraph" style:parent-style-name="Standard">
      <style:text-properties fo:font-weight="normal" officeooo:rsid="002746fd" officeooo:paragraph-rsid="002746fd" style:font-weight-asian="normal" style:font-weight-complex="normal"/>
    </style:style>
    <style:style style:name="P12" style:family="paragraph" style:parent-style-name="Standard">
      <style:text-properties fo:font-weight="normal" officeooo:rsid="00289825" officeooo:paragraph-rsid="00289825" style:font-weight-asian="normal" style:font-weight-complex="normal"/>
    </style:style>
    <style:style style:name="P13" style:family="paragraph" style:parent-style-name="Standard">
      <style:text-properties fo:font-weight="normal" officeooo:rsid="0029110b" officeooo:paragraph-rsid="0029110b" style:font-weight-asian="normal" style:font-weight-complex="normal"/>
    </style:style>
    <style:style style:name="P14" style:family="paragraph" style:parent-style-name="Standard">
      <style:text-properties fo:font-weight="normal" officeooo:rsid="0029110b" officeooo:paragraph-rsid="0029110b" style:font-weight-asian="normal" style:font-weight-complex="normal"/>
    </style:style>
    <style:style style:name="P15" style:family="paragraph" style:parent-style-name="Standard">
      <style:text-properties fo:font-weight="normal" officeooo:rsid="00296972" officeooo:paragraph-rsid="00296972" style:font-weight-asian="normal" style:font-weight-complex="normal"/>
    </style:style>
    <style:style style:name="P16" style:family="paragraph" style:parent-style-name="Standard">
      <style:text-properties fo:font-weight="normal" officeooo:rsid="002a7d10" officeooo:paragraph-rsid="002a7d10" style:font-weight-asian="normal" style:font-weight-complex="normal"/>
    </style:style>
    <style:style style:name="P17" style:family="paragraph" style:parent-style-name="Standard">
      <style:text-properties fo:font-weight="bold" officeooo:rsid="00296972" officeooo:paragraph-rsid="00296972" style:font-weight-asian="bold" style:font-weight-complex="bold"/>
    </style:style>
    <style:style style:name="P18" style:family="paragraph" style:parent-style-name="Standard">
      <style:text-properties fo:font-weight="bold" officeooo:rsid="002a7d10" officeooo:paragraph-rsid="002a7d10" style:font-weight-asian="bold" style:font-weight-complex="bold"/>
    </style:style>
    <style:style style:name="T1" style:family="text">
      <style:text-properties officeooo:rsid="00212c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able.py</text:p>
      <text:p text:style-name="P12"/>
      <text:p text:style-name="P1"/>
      <text:p text:style-name="P1">ConstructCharacterList.py</text:p>
      <text:p text:style-name="P2"/>
      <text:p text:style-name="P8">This code reads a FlorML file, and returns a list of all characters found in the FlorML file. The sub characters are displayed together with their parent characters <text:span text:style-name="T1">in alphabetical order</text:span>. </text:p>
      <text:p text:style-name="P8"/>
      <text:p text:style-name="P3">OrderFlorML.py</text:p>
      <text:p text:style-name="P9">This code searches in a FlorML file for text parts belonging to a \char element, but which are wrongly placed between the \subchar elements. The code copies these text parts to the correct place, with a "|" on the places where text parts are pasted together. The input is a FlorML file and the output is a new ordened FlorML file. </text:p>
      <text:p text:style-name="P9"/>
      <text:p text:style-name="P4">OrderCharacters.py</text:p>
      <text:p text:style-name="P10">This program constructs a matrix with the features belonging to different plant species. The arguments are a FlorML file, and a txt file containing important characters. The output is a tsv file </text:p>
      <text:p text:style-name="P10">(matrix.tsv) containing the matrix. The names off all species found in the matrix are printed while running the code. It also shows it when character data is added, and (when present) habitat data is added. Running this code takes some time, around 15 minutes for an average FlorML file.</text:p>
      <text:p text:style-name="P10"/>
      <text:p text:style-name="P5">SplitCharacters.py</text:p>
      <text:p text:style-name="P11">This code constructs new characters out of the characters in an existing FlorML data matrix. It uses predefined categories to make new characters. The input files are a tsv file containing the <text:s/>data matrix, and a file containing for each category the category on one line, ending with ":", and the states belonging to that category on next line. The output is a new matrix (matrix.tsv) with the characters splitted</text:p>
      <text:p text:style-name="P11"/>
      <text:p text:style-name="P7">ConvertNominalsToBit.py </text:p>
      <text:p text:style-name="P13">This code converts the states of a character to a bit string of all states present in the matrix: 1 means that the state is present for the current species and 0 means not present. This input is a data matrix in tsv format without bit values and the output is a data matrix (matrix.tsv) containing a new column displaying these bit strings. </text:p>
      <text:p text:style-name="P13"/>
      <text:p text:style-name="P13">The bit values are first written to be printed in table form, where at the end the cells in a row were sticked together to form a string. The reason was that initially the idea was to print a matrix for every character, containing all states and species.</text:p>
      <text:p text:style-name="P13"/>
      <text:p text:style-name="P17">ModifyNumerics.py</text:p>
      <text:p text:style-name="P15">This code modifies all numerical values in a data matrix. Dimensions values are divided in length and with, and ranges in minimum and maximum. New columns are constructed only displaying the numerical values for a character. Some modules of the library pyuom are used fir the unit conversion.</text:p>
      <text:p text:style-name="P15"/>
      <text:p text:style-name="P18">CleanMatrix.py</text:p>
      <text:p text:style-name="P16">This function removes the columns from the FlorML matrices which are not needed for the analysis. It also makes the names of the characters easier to interp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9:28:08.509910325</meta:creation-date>
    <dc:date>2015-04-16T15:55:49.829731231</dc:date>
    <meta:editing-duration>P1DT5H45M47S</meta:editing-duration>
    <meta:editing-cycles>7</meta:editing-cycles>
    <meta:generator>LibreOffice/4.2.7.2$Linux_X86_64 LibreOffice_project/420m0$Build-2</meta:generator>
    <meta:document-statistic meta:table-count="0" meta:image-count="0" meta:object-count="0" meta:page-count="1" meta:paragraph-count="17" meta:word-count="437" meta:character-count="2605" meta:non-whitespace-character-count="2174"/>
  </office:meta>
</office:document-meta>
</file>